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B400002F0C00001A27063E4B6C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>
            <draw:frame table:end-cell-address="Sheet1.G33" table:end-x="0.754cm" table:end-y="0.32cm" draw:z-index="0" svg:width="12.043cm" svg:height="6.694cm" svg:x="0cm" svg:y="0.4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  <table:table-cell>
            <draw:frame table:end-cell-address="Sheet1.N32" table:end-x="0.754cm" table:end-y="0.372cm" draw:z-index="1" draw:name="Graphics 1" draw:style-name="gr1" draw:text-style-name="P1" svg:width="12.043cm" svg:height="6.694cm" svg:x="0cm" svg:y="0cm">
              <draw:image xlink:href="Pictures/200003B400002F0C00001A27063E4B6C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7:05</dc:date>
    <dc:language>en-US</dc:language>
    <meta:editing-cycles>3</meta:editing-cycles>
    <meta:editing-duration>PT9M15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3999996185303pt" style:font-family-asian="'Andale Sans UI'" style:font-pitch-asian="variable" style:font-size-asian="12.3999996185303pt" style:font-family-complex="Tahoma" style:font-pitch-complex="variable" style:font-size-complex="12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5pt" style:font-family-asian="'Andale Sans UI'" style:font-pitch-asian="variable" style:font-size-asian="8.5pt" style:font-family-complex="Tahoma" style:font-pitch-complex="variable" style:font-size-complex="8.5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2.044cm" svg:height="6.695cm" chart:class="chart:line" chart:style-name="ch1">
        <chart:title svg:x="4.626cm" svg:y="0.132cm" chart:style-name="ch2">
          <text:p>Lines_stacked</text:p>
        </chart:title>
        <chart:legend chart:legend-position="end" svg:x="10.635cm" svg:y="2.732cm" chart:style-name="ch3"/>
        <chart:plot-area chart:style-name="ch4" table:cell-range-address="Sheet1.$B$4:.$F$16" chart:data-source-has-labels="both" chart:table-number-list="0" svg:x="0.24cm" svg:y="0.888cm" svg:width="9.915cm" svg:height="5.673cm">
          <chart:axis chart:dimension="x" chart:name="primary-x" chart:style-name="ch5">
            <chart:title svg:x="5.571cm" svg:y="6.21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4cm" svg:y="3.881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